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3cm"/>
    </style:style>
    <style:style style:name="co3" style:family="table-column">
      <style:table-column-properties fo:break-before="auto" style:column-width="11.132cm"/>
    </style:style>
    <style:style style:name="co4" style:family="table-column">
      <style:table-column-properties fo:break-before="auto" style:column-width="1.081cm"/>
    </style:style>
    <style:style style:name="co5" style:family="table-column">
      <style:table-column-properties fo:break-before="auto" style:column-width="0.942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6.219cm"/>
    </style:style>
    <style:style style:name="co8" style:family="table-column">
      <style:table-column-properties fo:break-before="auto" style:column-width="4.417cm"/>
    </style:style>
    <style:style style:name="co9" style:family="table-column">
      <style:table-column-properties fo:break-before="auto" style:column-width="18.235cm"/>
    </style:style>
    <style:style style:name="co10" style:family="table-column">
      <style:table-column-properties fo:break-before="auto" style:column-width="5.2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1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3" table:default-cell-style-name="Default"/>
        <table:table-row table:style-name="ro2">
          <table:table-cell table:style-name="ce1" office:value-type="string">
            <text:p>Κωδικός</text:p>
          </table:table-cell>
          <table:table-cell table:style-name="ce1" office:value-type="string">
            <text:p>Επωνυμία</text:p>
          </table:table-cell>
          <table:table-cell table:style-name="ce1" office:value-type="string">
            <text:p>Πωλητής</text:p>
          </table:table-cell>
          <table:table-cell table:style-name="ce1" office:value-type="string">
            <text:p>Διεύθυνση</text:p>
          </table:table-cell>
          <table:table-cell table:style-name="ce1" office:value-type="string">
            <text:p>Τ.Κ.</text:p>
          </table:table-cell>
          <table:table-cell table:style-name="ce1" office:value-type="string">
            <text:p>Περιοχή</text:p>
          </table:table-cell>
          <table:table-cell table:style-name="ce1" office:value-type="string">
            <text:p>Πόλη</text:p>
          </table:table-cell>
          <table:table-cell table:style-name="ce1" office:value-type="string">
            <text:p>Νομός</text:p>
          </table:table-cell>
          <table:table-cell table:style-name="ce1" office:value-type="string">
            <text:p>Τηλ.1</text:p>
          </table:table-cell>
          <table:table-cell table:style-name="ce1" office:value-type="string">
            <text:p>Επάγγελμα</text:p>
          </table:table-cell>
          <table:table-cell table:style-name="ce1" office:value-type="string">
            <text:p>Επαγγ.κατηγορία</text:p>
          </table:table-cell>
          <table:table-cell table:style-name="ce1" office:value-type="string">
            <text:p>Ενεργός</text:p>
          </table:table-cell>
          <table:table-cell table:style-name="ce1" office:value-type="string">
            <text:p>Επίσκεψη 1</text:p>
          </table:table-cell>
          <table:table-cell table:style-name="ce1" office:value-type="string">
            <text:p>Επίσκεψη 2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Δ-00213</text:p>
          </table:table-cell>
          <table:table-cell table:style-name="ce2" office:value-type="string">
            <text:p>ΜΠΑΖΑΚΑΣ Δ. ΜΟΝ/ΠΗ ΕΠΕ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ΝΙΚ. ΟΥΡΑΝΟΥ 12</text:p>
          </table:table-cell>
          <table:table-cell table:style-name="ce2" office:value-type="float" office:value="54627">
            <text:p>54627</text:p>
          </table:table-cell>
          <table:table-cell table:style-name="ce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500469">
            <text:p>2310500469</text:p>
          </table:table-cell>
          <table:table-cell table:style-name="ce2" office:value-type="string">
            <text:p>ΕΜΠΟΡΙΟ</text:p>
          </table:table-cell>
          <table:table-cell table:style-name="ce2" office:value-type="string">
            <text:p>Μηχανήματα - Εργαλεία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0511</text:p>
          </table:table-cell>
          <table:table-cell table:style-name="ce2" office:value-type="string">
            <text:p>ΤΣΑΛΙΚΗΣ ΔΗΜΗΤΡΙΟ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ΑΓΙΑ ΤΡΙΑΔΑ</text:p>
          </table:table-cell>
          <table:table-cell table:style-name="ce2" office:value-type="float" office:value="57019">
            <text:p>57019</text:p>
          </table:table-cell>
          <table:table-cell table:style-name="ce2" office:value-type="string">
            <text:p>ΝΕΟΙ ΕΠΙΒΑΤΕΣ</text:p>
          </table:table-cell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92051282">
            <text:p>2392051282</text:p>
          </table:table-cell>
          <table:table-cell table:style-name="ce2" office:value-type="string">
            <text:p>ΧΡΩΜΑΤΑ - ΣΙΔΗΡΙΚΑ</text:p>
          </table:table-cell>
          <table:table-cell table:style-name="ce2" office:value-type="string">
            <text:p>Χρώματα - Σιδηρικά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0566</text:p>
          </table:table-cell>
          <table:table-cell table:style-name="ce2" office:value-type="string">
            <text:p>ΜΟΥΡΙΖΑΚΗ Δ. ΜΑΡΙΑΝΝΑ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Γ.ΠΑΠΑΝΙΚΟΛΑΟΥ 42</text:p>
          </table:table-cell>
          <table:table-cell table:style-name="ce2" office:value-type="float" office:value="57010">
            <text:p>57010</text:p>
          </table:table-cell>
          <table:table-cell table:style-name="ce2"/>
          <table:table-cell table:style-name="ce2" office:value-type="string">
            <text:p>ΑΣΒΕΣΤΟΧΩΡΙ ΘΕΣΣ/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0581</text:p>
          </table:table-cell>
          <table:table-cell table:style-name="ce2" office:value-type="string">
            <text:p>ΙΩΑΝΝΙΔΟΥ ΣΤ.ΑΝΝΑ</text:p>
          </table:table-cell>
          <table:table-cell table:style-name="ce2" office:value-type="string">
            <text:p>ΟΙΚΟΝΟΜΟΥ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7006">
            <text:p>57006</text:p>
          </table:table-cell>
          <table:table-cell table:style-name="ce2"/>
          <table:table-cell table:style-name="ce2" office:value-type="string">
            <text:p>ΒΑΣΙΛΙΚΑ 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96022822">
            <text:p>2396022822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0617</text:p>
          </table:table-cell>
          <table:table-cell table:style-name="ce2" office:value-type="string">
            <text:p>ΓΟΥΜΑΤΖΙΔΗΣ Γ. ΚΩΝΣΤΑΝΤΙΝΟ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Κ. ΚΑΡΑΜΑΝΛΗ 79</text:p>
          </table:table-cell>
          <table:table-cell table:style-name="ce2" office:value-type="float" office:value="56334">
            <text:p>56334</text:p>
          </table:table-cell>
          <table:table-cell table:style-name="ce2"/>
          <table:table-cell table:style-name="ce2" office:value-type="string">
            <text:p>ΕΛΕΥΘΕΡΙΟ ΘΕΣΣ/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774937">
            <text:p>2310774937</text:p>
          </table:table-cell>
          <table:table-cell table:style-name="ce2" office:value-type="string">
            <text:p>ΕΜΠΟΡΙΟ</text:p>
          </table:table-cell>
          <table:table-cell table:style-name="ce2" office:value-type="string">
            <text:p>Μηχανήματα - Εργαλεία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0624</text:p>
          </table:table-cell>
          <table:table-cell table:style-name="ce2" office:value-type="string">
            <text:p>ΝΤΟΝΟΥΤΣΙΟΣ ΑΝΤΩΝΗ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1ο ΧΛΜ.ΕΠΑΝΟΜΗΣ-ΠΛΑΓΙΑΡΙΟΥ</text:p>
          </table:table-cell>
          <table:table-cell table:style-name="ce2" office:value-type="float" office:value="57500">
            <text:p>57500</text:p>
          </table:table-cell>
          <table:table-cell table:style-name="ce2"/>
          <table:table-cell table:style-name="ce2" office:value-type="string">
            <text:p>ΕΠΑΝΟΜ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92044288">
            <text:p>2392044288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0625</text:p>
          </table:table-cell>
          <table:table-cell table:style-name="ce2" office:value-type="string">
            <text:p>ΠΑΝΤΕΛΗΣ ΑΘ. ΓΕΩΡΓΙΟ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28ΗΣ ΟΚΤΩΒΡΙΟΥ 29</text:p>
          </table:table-cell>
          <table:table-cell table:style-name="ce2" office:value-type="float" office:value="57500">
            <text:p>57500</text:p>
          </table:table-cell>
          <table:table-cell table:style-name="ce2"/>
          <table:table-cell table:style-name="ce2" office:value-type="string">
            <text:p>ΕΠΑΝΩΜΗ ΘΕΣ/ΚΗΣ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6977201392">
            <text:p>6977201392</text:p>
          </table:table-cell>
          <table:table-cell table:style-name="ce2" office:value-type="string">
            <text:p>ΜΗΧΑΝΗΜΑΤΑ-ΕΡΓΑΛΕΙΑ</text:p>
          </table:table-cell>
          <table:table-cell table:style-name="ce2" office:value-type="string">
            <text:p>Μηχανήματα - Εργαλεία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0629</text:p>
          </table:table-cell>
          <table:table-cell table:style-name="ce2" office:value-type="string">
            <text:p>ΤΡΑΚΑΣ ΑΘ. ΧΡΗΣΤΟ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ΠΑΠΑΔΙΑΜΑΝΤΗ 59, <text:s text:c="4"/>ΕΥΚΑΡΠΙΑ</text:p>
          </table:table-cell>
          <table:table-cell table:style-name="ce2" office:value-type="float" office:value="56429">
            <text:p>56429</text:p>
          </table:table-cell>
          <table:table-cell table:style-name="ce2" office:value-type="string">
            <text:p>ΕΥΚΑΡΠΙΑ</text:p>
          </table:table-cell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682775">
            <text:p>2310682775</text:p>
          </table:table-cell>
          <table:table-cell table:style-name="ce2" office:value-type="string">
            <text:p>ΜΗΧΑΝΗΜΑΤΑ ΚΗΠΟΥ</text:p>
          </table:table-cell>
          <table:table-cell table:style-name="ce2" office:value-type="string">
            <text:p>Μηχανήματα - Εργαλεία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0637</text:p>
          </table:table-cell>
          <table:table-cell table:style-name="ce2" office:value-type="string">
            <text:p>ΓΡΥΛΛΟΣ ΛΕΩΝΙΔΑΣ ΚΑΙ ΕΛΕΝΗ ΕΠΕ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ΑΓΙΟΥ ΓΕΩΡΓΙΟΥ 3</text:p>
          </table:table-cell>
          <table:table-cell table:style-name="ce2" office:value-type="float" office:value="71601">
            <text:p>71601</text:p>
          </table:table-cell>
          <table:table-cell table:style-name="ce2"/>
          <table:table-cell table:style-name="ce2" office:value-type="string">
            <text:p>ΝΕΑ ΑΛΙΚΑΡΝΑΣΣΟΣ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22213">
            <text:p>231022213</text:p>
          </table:table-cell>
          <table:table-cell table:style-name="ce2" office:value-type="string">
            <text:p>ΛΙΑΝΙΚΟ ΕΜΠΟΡΙΟ ΓΕΩΡΓΙΚΩΝ ΦΑΡΜΑΚΩΝ ΚΑΙ ΛΙΠΑΣΜΑΤΩΝ ΣΕ ΜΙΚΡΟΣΥΣΚΕΥΑΣΙΕΣ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0640</text:p>
          </table:table-cell>
          <table:table-cell table:style-name="ce2" office:value-type="string">
            <text:p>ΓΑΒΡΙΗΛΙΔΗΣ ΝΙΚΟΛΑΟ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ΚΑΠΕΤΑΝ ΧΑΨΑ 37</text:p>
          </table:table-cell>
          <table:table-cell table:style-name="ce2" office:value-type="float" office:value="57001">
            <text:p>57001</text:p>
          </table:table-cell>
          <table:table-cell table:style-name="ce2" office:value-type="string">
            <text:p>ΘΕΡΜΗ</text:p>
          </table:table-cell>
          <table:table-cell table:style-name="ce2" office:value-type="string">
            <text:p>ΘΕΡΜΗ, <text:s/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460249">
            <text:p>2310460249</text:p>
          </table:table-cell>
          <table:table-cell table:style-name="ce2" office:value-type="string">
            <text:p>ΕΜΠΟΡΙΟ - SERVICE ΜΗΧΑΝΩΝ ΚΗΠΟΥ</text:p>
          </table:table-cell>
          <table:table-cell table:style-name="ce2" office:value-type="string">
            <text:p>Μηχανήματα - Εργαλεία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0641</text:p>
          </table:table-cell>
          <table:table-cell table:style-name="ce2" office:value-type="string">
            <text:p>ΚΥΡΙΑΚΙΔΗΣ <text:s/>ΑΡΙΣΤΟΤΕΛΗΣ ΚΩΝΣΤΑΝΤΙΝΟ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ΒΙΠΕΘ ΘΕΡΜΗΣ</text:p>
          </table:table-cell>
          <table:table-cell table:style-name="ce2" office:value-type="float" office:value="57001">
            <text:p>57001</text:p>
          </table:table-cell>
          <table:table-cell table:style-name="ce2"/>
          <table:table-cell table:style-name="ce2" office:value-type="string">
            <text:p>ΘΕΡΜ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466495">
            <text:p>2310466495</text:p>
          </table:table-cell>
          <table:table-cell table:style-name="ce2" office:value-type="string">
            <text:p>ΧΟΝΔΡΙΚΟ ΕΜΠΟΡΙΟ ΑΛΛΩΝ ΟΙΚΟΔΟΜΙΚΩΝ ΥΛΙΚΩΝ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0644</text:p>
          </table:table-cell>
          <table:table-cell table:style-name="ce2" office:value-type="string">
            <text:p>ΚΑΡΑΠΑΤΣΑΚΙΔΗΣ ΦΩΤΗ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Ν.ΠΛΑΣΤΗΡΑ 53</text:p>
          </table:table-cell>
          <table:table-cell table:style-name="ce2" office:value-type="float" office:value="54250">
            <text:p>54250</text:p>
          </table:table-cell>
          <table:table-cell table:style-name="ce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327103">
            <text:p>2310327103</text:p>
          </table:table-cell>
          <table:table-cell table:style-name="ce2" office:value-type="string">
            <text:p>ΕΜΠΟΡΙΟ ΓΕΩΡΓ. ΕΙΔΩΝ</text:p>
          </table:table-cell>
          <table:table-cell table:style-name="ce2" office:value-type="string">
            <text:p>Μηχανήματα - Εργαλεία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0645</text:p>
          </table:table-cell>
          <table:table-cell table:style-name="ce2" office:value-type="string">
            <text:p>ΚΑΡΑΛΕΞΙΔΗΣ Α.-ΠΟΓΡΕΒΝΟΙ Ν.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ΦΡΑΓΚΩΝ 19</text:p>
          </table:table-cell>
          <table:table-cell table:style-name="ce2" office:value-type="float" office:value="54625">
            <text:p>54625</text:p>
          </table:table-cell>
          <table:table-cell table:style-name="ce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537564">
            <text:p>2310537564</text:p>
          </table:table-cell>
          <table:table-cell table:style-name="ce2" office:value-type="string">
            <text:p>ΓΕΩΡΓΙΚΑ ΕΦΟΔΙΑ</text:p>
          </table:table-cell>
          <table:table-cell table:style-name="ce2" office:value-type="string">
            <text:p>Αγροτικά Εφόδια - Ζωοτροφές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0646</text:p>
          </table:table-cell>
          <table:table-cell table:style-name="ce2" office:value-type="string">
            <text:p>ΙΟΡΔΑΝΙΔΗΣ ΧΡ.&amp; ΣΙΑ ΟΕ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ΦΡΑΓΚΩΝ 26</text:p>
          </table:table-cell>
          <table:table-cell table:style-name="ce2" office:value-type="float" office:value="54625">
            <text:p>54625</text:p>
          </table:table-cell>
          <table:table-cell table:style-name="ce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540042">
            <text:p>2310540042</text:p>
          </table:table-cell>
          <table:table-cell table:style-name="ce2" office:value-type="string">
            <text:p>ΕΜΠΟΡΙΑ</text:p>
          </table:table-cell>
          <table:table-cell table:style-name="ce2" office:value-type="string">
            <text:p>Μηχανήματα - Εργαλεία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0647</text:p>
          </table:table-cell>
          <table:table-cell table:style-name="ce2" office:value-type="string">
            <text:p>ΣΤΕΦΑΝΙΔΗΣ ΑΣΤΕΡΙΟ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ΒΑΛΑΩΡΙΤΟΥ 3</text:p>
          </table:table-cell>
          <table:table-cell table:style-name="ce2" office:value-type="float" office:value="54626">
            <text:p>54626</text:p>
          </table:table-cell>
          <table:table-cell table:style-name="ce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518889">
            <text:p>2310518889</text:p>
          </table:table-cell>
          <table:table-cell table:style-name="ce2" office:value-type="string">
            <text:p>ΓΕΩΡΓΙΚΑ ΜΗΧ. - ΑΡΔΕΥΤ. ΣΥΣΤΗΜΑΤΑ</text:p>
          </table:table-cell>
          <table:table-cell table:style-name="ce2" office:value-type="string">
            <text:p>Μηχανήματα - Εργαλεία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0648</text:p>
          </table:table-cell>
          <table:table-cell table:style-name="ce2" office:value-type="string">
            <text:p>ΖΑΜΑΘΡΑΚΗΣ Σ.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ΔΩΔΕΚΑΝΗΣΟΥ 7</text:p>
          </table:table-cell>
          <table:table-cell table:style-name="ce2" office:value-type="float" office:value="54626">
            <text:p>54626</text:p>
          </table:table-cell>
          <table:table-cell table:style-name="ce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514716">
            <text:p>2310514716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0649</text:p>
          </table:table-cell>
          <table:table-cell table:style-name="ce2" office:value-type="string">
            <text:p>ΜΑΤΖΑΡΗΣ ΝΙΚ. ΔΙΑΜΑΝΤΗ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ΓΙΑΝΝΙΤΣΩΝ 36</text:p>
          </table:table-cell>
          <table:table-cell table:style-name="ce2" office:value-type="float" office:value="54627">
            <text:p>54627</text:p>
          </table:table-cell>
          <table:table-cell table:style-name="ce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529956">
            <text:p>2310529956</text:p>
          </table:table-cell>
          <table:table-cell table:style-name="ce2" office:value-type="string">
            <text:p>ΕΜΠΟΡΙΑ-ΕΠΙΣΚΕΥΕΣ ΜΗΧ/ΤΩΝ ΚΗΠΟΥ</text:p>
          </table:table-cell>
          <table:table-cell table:style-name="ce2" office:value-type="string">
            <text:p>Μηχανήματα - Εργαλεία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0650</text:p>
          </table:table-cell>
          <table:table-cell table:style-name="ce2" office:value-type="string">
            <text:p>ΙΜΠΕΧ ΑΒΕΕΕ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ΜΟΝΑΣΤΗΡΙΟΥ 212</text:p>
          </table:table-cell>
          <table:table-cell table:style-name="ce2" office:value-type="float" office:value="54628">
            <text:p>54628</text:p>
          </table:table-cell>
          <table:table-cell table:style-name="ce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511655">
            <text:p>2310511655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0651</text:p>
          </table:table-cell>
          <table:table-cell table:style-name="ce2" office:value-type="string">
            <text:p>ΓΑΛΑΝΗΣ Γ. ΜΙΧΑΗΛ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ΦΡΑΓΚΩΝ 13</text:p>
          </table:table-cell>
          <table:table-cell table:style-name="ce2" office:value-type="float" office:value="54646">
            <text:p>54646</text:p>
          </table:table-cell>
          <table:table-cell table:style-name="ce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513603">
            <text:p>2310513603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0652</text:p>
          </table:table-cell>
          <table:table-cell table:style-name="ce2" office:value-type="string">
            <text:p>ΣΥΜΕΩΝΙΔΗΣ Σ. ΛΑΖΑΡΟ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ΦΡΑΓΚΩΝ 13</text:p>
          </table:table-cell>
          <table:table-cell table:style-name="ce2" office:value-type="float" office:value="54626">
            <text:p>54626</text:p>
          </table:table-cell>
          <table:table-cell table:style-name="ce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518761">
            <text:p>2310518761</text:p>
          </table:table-cell>
          <table:table-cell table:style-name="ce2" office:value-type="string">
            <text:p>ΛΙΑΝΙΚΟ ΕΜΠΟΡΙΟ ΣΠΟΡΩΝ ΑΝΘΕΩΝ ΚΑΙ ΚΑΡΠΩΝ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0653</text:p>
          </table:table-cell>
          <table:table-cell table:style-name="ce2" office:value-type="string">
            <text:p>ΠΟΛΥΧΡΟΝΙΑΔΗΣ Δ. Γ.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ΓΕΩΡΓΙΚΗΣ ΣΧΟΛΗΣ 134</text:p>
          </table:table-cell>
          <table:table-cell table:style-name="ce2" office:value-type="float" office:value="55134">
            <text:p>55134</text:p>
          </table:table-cell>
          <table:table-cell table:style-name="ce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471885">
            <text:p>2310471885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0654</text:p>
          </table:table-cell>
          <table:table-cell table:style-name="ce2" office:value-type="string">
            <text:p>ΠΑΠΑΛΙΟΥΡΑΣ-ΧΑΤΖΗΣΤΡΑΤΗΣ ΟΕ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24 ΧΙΛ.ΘΕΣ/ΝΙΚΗΣ-ΜΟΥΔΑΝΙΩΝ</text:p>
          </table:table-cell>
          <table:table-cell table:style-name="ce2" office:value-type="float" office:value="57500">
            <text:p>57500</text:p>
          </table:table-cell>
          <table:table-cell table:style-name="ce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92091666">
            <text:p>2392091666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0719</text:p>
          </table:table-cell>
          <table:table-cell table:style-name="ce2" office:value-type="string">
            <text:p>ΔΙΑΣ Α.Ε.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3ο ΧΛΜ ΕΟ ΘΕΣΣΑΛΟΝΙΚΗΣ - ΑΘΗΝΩΝ</text:p>
          </table:table-cell>
          <table:table-cell table:style-name="ce2" office:value-type="float" office:value="54628">
            <text:p>54628</text:p>
          </table:table-cell>
          <table:table-cell table:number-columns-repeated="2"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703536">
            <text:p>2310703536</text:p>
          </table:table-cell>
          <table:table-cell table:style-name="ce2" office:value-type="string">
            <text:p>ΓΕΩΡΓΙΚΑ ΜΗΧΑΝΗΜΑΤΑ</text:p>
          </table:table-cell>
          <table:table-cell table:style-name="ce2" office:value-type="string">
            <text:p>Μηχανήματα - Εργαλεία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0727</text:p>
          </table:table-cell>
          <table:table-cell table:style-name="ce2" office:value-type="string">
            <text:p>ΧΡΙΣΤΟΔΟΥΛΙΔΟΥ Θ.ΑΝΑΣΤΑΣΙΑ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Ν.ΜΟΝΑΣΤΗΡΙΟΥ 25</text:p>
          </table:table-cell>
          <table:table-cell table:style-name="ce2" office:value-type="float" office:value="56334">
            <text:p>56334</text:p>
          </table:table-cell>
          <table:table-cell table:style-name="ce2"/>
          <table:table-cell table:style-name="ce2" office:value-type="string">
            <text:p>ΚΟΡΔΕΛΙΟ 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764311">
            <text:p>2310764311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0763</text:p>
          </table:table-cell>
          <table:table-cell table:style-name="ce2" office:value-type="string">
            <text:p>ΤΟΥΜΠΕΛΗΣ ΣΤΕΡΓΙΟ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ΣΧΟΛΕΙΟΥ 9</text:p>
          </table:table-cell>
          <table:table-cell table:style-name="ce2" office:value-type="float" office:value="57200">
            <text:p>57200</text:p>
          </table:table-cell>
          <table:table-cell table:style-name="ce2"/>
          <table:table-cell table:style-name="ce2" office:value-type="string">
            <text:p>ΛΗΤ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6936988485">
            <text:p>6936988485</text:p>
          </table:table-cell>
          <table:table-cell table:style-name="ce2" office:value-type="string">
            <text:p>ΑΓΡΟΤΗΣ ΕΙΔΙΚΟΥ ΚΑΘΕΣΤΩΤΟΣ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0795</text:p>
          </table:table-cell>
          <table:table-cell table:style-name="ce2" office:value-type="string">
            <text:p>ΜΗΛΩΣΗΣ ΠΕΡΙΚΛΗ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ΜΑΡΚΟΥ ΜΠΟΤΣΑΡΗ 3</text:p>
          </table:table-cell>
          <table:table-cell table:style-name="ce2" office:value-type="float" office:value="54643">
            <text:p>54643</text:p>
          </table:table-cell>
          <table:table-cell table:style-name="ce2"/>
          <table:table-cell table:style-name="ce2" office:value-type="string">
            <text:p>Ν.ΠΑΡΑΛΙΑ, 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860887">
            <text:p>2310860887</text:p>
          </table:table-cell>
          <table:table-cell table:style-name="ce2" office:value-type="string">
            <text:p>ΕΜΠΟΡΙΟ ΟΙΚΟΔΟΜΙΚΩΝ</text:p>
          </table:table-cell>
          <table:table-cell table:style-name="ce2" office:value-type="string">
            <text:p>Τεχνικές - Οικοδομικές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0814</text:p>
          </table:table-cell>
          <table:table-cell table:style-name="ce2" office:value-type="string">
            <text:p>ΓΙΟΛΒΑΝΗΣ ΠΑΝΑΓΙΩΤΗ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ΛΑΓΚΑΔΑ 158, ΝΕΑΠΟΛΗ</text:p>
          </table:table-cell>
          <table:table-cell table:style-name="ce2" office:value-type="float" office:value="56727">
            <text:p>56727</text:p>
          </table:table-cell>
          <table:table-cell table:style-name="ce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543395">
            <text:p>2310543395</text:p>
          </table:table-cell>
          <table:table-cell table:style-name="ce2" office:value-type="string">
            <text:p>ΕΡΓΑΛΕΙΑ-ΜΗΧΑΝΗΜΑΤΑ</text:p>
          </table:table-cell>
          <table:table-cell table:style-name="ce2" office:value-type="string">
            <text:p>Μηχανήματα - Εργαλεία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0857</text:p>
          </table:table-cell>
          <table:table-cell table:style-name="ce2" office:value-type="string">
            <text:p>ΒΕΛΛΙΑΝΙΤΗΣ ΔΗΜΗΤΡΙΟ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20ο ΧΛΜ ΘΕΣΣΑΛΟΝΙΚΗΣ-ΠΕΡΑΙΑΣ, ΠΕΡΑΙΑ</text:p>
          </table:table-cell>
          <table:table-cell table:style-name="ce2" office:value-type="float" office:value="57019">
            <text:p>57019</text:p>
          </table:table-cell>
          <table:table-cell table:style-name="ce2" office:value-type="string">
            <text:p>ΠΕΡΑΙΑ</text:p>
          </table:table-cell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92025603">
            <text:p>2392025603</text:p>
          </table:table-cell>
          <table:table-cell table:style-name="ce2" office:value-type="string">
            <text:p>ΜΗΧΑΝΗΜΑΤΑ ΚΗΠΟΥ</text:p>
          </table:table-cell>
          <table:table-cell table:style-name="ce2" office:value-type="string">
            <text:p>Μηχανήματα - Εργαλεία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0912</text:p>
          </table:table-cell>
          <table:table-cell table:style-name="ce2" office:value-type="string">
            <text:p>ΠΑΠΑΣ Χ.- ΛΟΙΖΙΔΟΥ Π. ΟΕ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1ο ΧΛΜ.ΘΕΡΜΗΣ ΠΑΝΟΡΑΜΑΤΟΣ</text:p>
          </table:table-cell>
          <table:table-cell table:style-name="ce2" office:value-type="float" office:value="57001">
            <text:p>57001</text:p>
          </table:table-cell>
          <table:table-cell table:style-name="ce2" office:value-type="string">
            <text:p>ΘΕΡΜΗ</text:p>
          </table:table-cell>
          <table:table-cell table:style-name="ce2" office:value-type="string">
            <text:p>ΤΘ:60557 <text:s/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463231">
            <text:p>2310463231</text:p>
          </table:table-cell>
          <table:table-cell table:style-name="ce2" office:value-type="string">
            <text:p>ΦΥΤΩΡΙΟ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0913</text:p>
          </table:table-cell>
          <table:table-cell table:style-name="ce2" office:value-type="string">
            <text:p>ΣΕΡΑΦΕΙΜ ΑΘΑΝ.ΧΡΙΣΤΟΔΟΥΛΟ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1οΧΛΜ.ΣΙΜΜΑΧ.ΟΔΟΣ ΩΡΑΙΟΚΑΣΤΡ</text:p>
          </table:table-cell>
          <table:table-cell table:style-name="ce2" office:value-type="float" office:value="57013">
            <text:p>57013</text:p>
          </table:table-cell>
          <table:table-cell table:style-name="ce2"/>
          <table:table-cell table:style-name="ce2" office:value-type="string">
            <text:p>ΤΘ337 <text:s/>ΩΡΑΙΟΚΑΣΤΡΟ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690423">
            <text:p>2310690423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0914</text:p>
          </table:table-cell>
          <table:table-cell table:style-name="ce2" office:value-type="string">
            <text:p>ΓΚΕΛΛΗΣ ΔΗΜ.ΓΕΩΡΓΙΟ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ΠΑΤΡΙΑΡΧΙΚΟ ΠΥΛΑΙΑΣ</text:p>
          </table:table-cell>
          <table:table-cell table:style-name="ce2" office:value-type="float" office:value="57001">
            <text:p>57001</text:p>
          </table:table-cell>
          <table:table-cell table:style-name="ce2"/>
          <table:table-cell table:style-name="ce2" office:value-type="string">
            <text:p>ΤΘ60737 <text:s/>ΠΥΛΑΙΑ ΘΕΣΣΑΛΟΝΙΚΗΣ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473909">
            <text:p>2310473909</text:p>
          </table:table-cell>
          <table:table-cell table:style-name="ce2" office:value-type="string">
            <text:p>ΦΥΤΩΡΙΟ</text:p>
          </table:table-cell>
          <table:table-cell table:style-name="ce2" office:value-type="string">
            <text:p>Φυτώρια - Ανθοπωλεία -Είδη Κηπουρικής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0915</text:p>
          </table:table-cell>
          <table:table-cell table:style-name="ce2" office:value-type="string">
            <text:p>ΧΑΤΖΗΓΑΒΡΙΗΛΙΔΗ <text:s/>ΑΦΟΙ Ο.Ε.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ΑΜΦΙΠΟΛΕΩΣ 32-34, ΚΑΤΩ ΤΟΥΜΠΑ</text:p>
          </table:table-cell>
          <table:table-cell table:style-name="ce2" office:value-type="float" office:value="54454">
            <text:p>54454</text:p>
          </table:table-cell>
          <table:table-cell table:style-name="ce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939364">
            <text:p>2310939364</text:p>
          </table:table-cell>
          <table:table-cell table:style-name="ce2" office:value-type="string">
            <text:p>ΕΜΠΟΡΙΟ ΗΛΕΚ. ΕΡΓΑΛΕΙΩΝ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0976</text:p>
          </table:table-cell>
          <table:table-cell table:style-name="ce2" office:value-type="string">
            <text:p>ΠΑΣΤΑΡΜΑΤΖΗΣ ΔΗΜΗΤΡΙΟ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ΛΑΓΚΑΔΑΣ</text:p>
          </table:table-cell>
          <table:table-cell table:style-name="ce2" office:value-type="float" office:value="57200">
            <text:p>57200</text:p>
          </table:table-cell>
          <table:table-cell table:style-name="ce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94024245">
            <text:p>2394024245</text:p>
          </table:table-cell>
          <table:table-cell table:style-name="ce2" office:value-type="string">
            <text:p>ΕΜΠΟΡΙΑ - SERVICE ΜΗΧΑΝΗΜΑΤΩΝ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0987</text:p>
          </table:table-cell>
          <table:table-cell table:style-name="ce2" office:value-type="string">
            <text:p>ΖΑΧΑΡΙΑΔΗΣ Κ. ΣΟΥΛΙΚΟ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ΔΡΑΓΟΥΜΑΝΟΥ 10</text:p>
          </table:table-cell>
          <table:table-cell table:style-name="ce2" office:value-type="float" office:value="54629">
            <text:p>54629</text:p>
          </table:table-cell>
          <table:table-cell table:style-name="ce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521365">
            <text:p>2310521365</text:p>
          </table:table-cell>
          <table:table-cell table:style-name="ce2" office:value-type="string">
            <text:p>ΕΠΙΣΚΕΥΕΣ ΕΡΓΑΛΕΙΩΝ-ΜΗΧΑΝΗΜΑΤΩΝ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1012</text:p>
          </table:table-cell>
          <table:table-cell table:style-name="ce2" office:value-type="string">
            <text:p>ΕΣΚΙΑΔΗΣ - ΜΠΑΛΟΔΗΜΟΣ Α.Β.Ε.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7ο ΧΛΜ ΘΕΣΣΑΛΟΝΙΚΗΣ-ΑΘΗΝΩΝ ΤΘ 1434</text:p>
          </table:table-cell>
          <table:table-cell table:style-name="ce2" office:value-type="float" office:value="57009">
            <text:p>57009</text:p>
          </table:table-cell>
          <table:table-cell table:style-name="ce2"/>
          <table:table-cell table:style-name="ce2" office:value-type="string">
            <text:p>ΚΑΛΟΧΩΡΙ ΘΕΣΣΑΛΟΝΙΚΗΣ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596574">
            <text:p>2310596574</text:p>
          </table:table-cell>
          <table:table-cell table:style-name="ce2" office:value-type="string">
            <text:p>ΓΕΩΡΓΙΚΑ ΜΗΧΑΝΗΜΑΤΑ-ΑΝΤΑΛΛΑΚΤΙΚΑ</text:p>
          </table:table-cell>
          <table:table-cell table:style-name="ce2" office:value-type="string">
            <text:p>Μηχανήματα - Εργαλεία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1051</text:p>
          </table:table-cell>
          <table:table-cell table:style-name="ce2" office:value-type="string">
            <text:p>ΣΧΟΙΝΑΣ Χ. &amp; ΣΙΑ ΟΕ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ΦΡΑΓΚΩΝ 13</text:p>
          </table:table-cell>
          <table:table-cell table:style-name="ce2" office:value-type="float" office:value="54626">
            <text:p>54626</text:p>
          </table:table-cell>
          <table:table-cell table:style-name="ce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514673">
            <text:p>2310514673</text:p>
          </table:table-cell>
          <table:table-cell table:style-name="ce2" office:value-type="string">
            <text:p>ΜΗΧΑΝΗΜΑΤΑ - ΕΡΓΑΛΕΙΑ</text:p>
          </table:table-cell>
          <table:table-cell table:style-name="ce2" office:value-type="string">
            <text:p>Μηχανήματα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1077</text:p>
          </table:table-cell>
          <table:table-cell table:style-name="ce2" office:value-type="string">
            <text:p>ΤΣΑΤΣΑΡΗΣ ΦΩΤΗΣ &amp; ΣΙΑ ΟΕ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ΕΘΝ. ΑΝΤΙΣΤΑΣΗΣ 2, ΝΙΚΟΠΟΛΗ</text:p>
          </table:table-cell>
          <table:table-cell table:style-name="ce2" office:value-type="float" office:value="56430">
            <text:p>56430</text:p>
          </table:table-cell>
          <table:table-cell table:style-name="ce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551545">
            <text:p>2310551545</text:p>
          </table:table-cell>
          <table:table-cell table:style-name="ce2" office:value-type="string">
            <text:p>ΕΜΠΟΡΙΟ ΜΗΧΑΝΗΜΑΤΩΝ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1082</text:p>
          </table:table-cell>
          <table:table-cell table:style-name="ce2" office:value-type="string">
            <text:p>ΠΑΠΑΣ ΧΡΗΣΤΟ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1ο ΧΛΜ ΘΕΡΜΗΣ-ΠΑΝΟΡΑΜΑΤΟΣ,ΤΘ 60557</text:p>
          </table:table-cell>
          <table:table-cell table:style-name="ce2" office:value-type="float" office:value="57001">
            <text:p>57001</text:p>
          </table:table-cell>
          <table:table-cell table:style-name="ce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463231">
            <text:p>2310463231</text:p>
          </table:table-cell>
          <table:table-cell table:style-name="ce2" office:value-type="string">
            <text:p>ΕΜΠ. ΓΕΩΡΓΙΚΩΝ ΕΙΔΩΝ - ΕΦΟΔΙΩΝ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1095</text:p>
          </table:table-cell>
          <table:table-cell table:style-name="ce2" office:value-type="string">
            <text:p>ΜΠΑΖΑΚΑ PLUS ΕΠΕ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ΓΙΑΝΝΙΤΣΩΝ 43</text:p>
          </table:table-cell>
          <table:table-cell table:style-name="ce2" office:value-type="float" office:value="54627">
            <text:p>54627</text:p>
          </table:table-cell>
          <table:table-cell table:style-name="ce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552334">
            <text:p>2310552334</text:p>
          </table:table-cell>
          <table:table-cell table:style-name="ce2" office:value-type="string">
            <text:p>ΕΜΠΟΡΙΟ</text:p>
          </table:table-cell>
          <table:table-cell table:style-name="ce2" office:value-type="string">
            <text:p>Μηχανήματα - Εργαλεία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1096</text:p>
          </table:table-cell>
          <table:table-cell table:style-name="ce2" office:value-type="string">
            <text:p>ΣΥΜΕΩΝΙΔΗΣ ΙΩΑΝΝΗ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ΣΕΡ. ΤΣΑΚΜΑΝΗ 24, ΛΑΓΚΑΔΑΣ</text:p>
          </table:table-cell>
          <table:table-cell table:style-name="ce2" office:value-type="float" office:value="57200">
            <text:p>57200</text:p>
          </table:table-cell>
          <table:table-cell table:style-name="ce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94025423">
            <text:p>2394025423</text:p>
          </table:table-cell>
          <table:table-cell table:style-name="ce2" office:value-type="string">
            <text:p>ΓΕΩΡΓΙΚΑ ΜΗΧΑΝΗΜΑΤΑ</text:p>
          </table:table-cell>
          <table:table-cell table:style-name="ce2" office:value-type="string">
            <text:p>Μηχανήματα - Εργαλεία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1129</text:p>
          </table:table-cell>
          <table:table-cell table:style-name="ce2" office:value-type="string">
            <text:p>ΚΑΤΑΓΑΣ Ι.-ΒΑΚΙΡΤΖΗ Α. ΟΕ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11ο ΧΛΜ ΠΕΟ ΘΕΣΣΑΛΟΝΙΚΗΣ-ΚΙΛΚΙΣ</text:p>
          </table:table-cell>
          <table:table-cell table:style-name="ce2" office:value-type="float" office:value="54500">
            <text:p>54500</text:p>
          </table:table-cell>
          <table:table-cell table:style-name="ce2"/>
          <table:table-cell table:style-name="ce2" office:value-type="string">
            <text:p>ΒΙ.ΠΑ. ΝΕΟΧΩΡΟΥΔΑΣ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783702">
            <text:p>2310783702</text:p>
          </table:table-cell>
          <table:table-cell table:style-name="ce2" office:value-type="string">
            <text:p>ΕΜΠΟΡΙΑ ΠΛΕΓΜΑΤΩΝ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1144</text:p>
          </table:table-cell>
          <table:table-cell table:style-name="ce2" office:value-type="string">
            <text:p>ΧΑΝΤΑΒΑΡΙΔΗΣ ΘΕΟΧΑΡΗ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ΕΘΝ. ΑΝΤΙΣΤΑΣΗΣ 11-13, ΚΟΥΦΑΛΙΑ</text:p>
          </table:table-cell>
          <table:table-cell table:style-name="ce2" office:value-type="float" office:value="57100">
            <text:p>57100</text:p>
          </table:table-cell>
          <table:table-cell table:style-name="ce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91053683">
            <text:p>2391053683</text:p>
          </table:table-cell>
          <table:table-cell table:style-name="ce2" office:value-type="string">
            <text:p>ΕΜΠΟΡΙΟ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1155</text:p>
          </table:table-cell>
          <table:table-cell table:style-name="ce2" office:value-type="string">
            <text:p>ΚΟΤΣΙΝΑ Α. ΕΠΕ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ΠΥΡΙΤΣΑ ΙΩΝΙΑΣ</text:p>
          </table:table-cell>
          <table:table-cell table:style-name="ce2" office:value-type="float" office:value="57008">
            <text:p>57008</text:p>
          </table:table-cell>
          <table:table-cell table:style-name="ce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781500">
            <text:p>2310781500</text:p>
          </table:table-cell>
          <table:table-cell table:style-name="ce2" office:value-type="string">
            <text:p>ΓΕΩΡΓΙΚΑ ΜΗΧΑΝΗΜΑΤΑ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1156</text:p>
          </table:table-cell>
          <table:table-cell table:style-name="ce2" office:value-type="string">
            <text:p>ΠΑΣΤΑΡΜΑΤΖΗΣ ΔΗΜ. ΓΕΩΡΓΙΟ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ΔΗΜΟΚΡΑΤΙΑΣ 27</text:p>
          </table:table-cell>
          <table:table-cell table:style-name="ce2" office:value-type="float" office:value="57200">
            <text:p>57200</text:p>
          </table:table-cell>
          <table:table-cell table:style-name="ce2"/>
          <table:table-cell table:style-name="ce2" office:value-type="string">
            <text:p>ΛΑΓΚΑΔΑΣ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94024245">
            <text:p>2394024245</text:p>
          </table:table-cell>
          <table:table-cell table:style-name="ce2" office:value-type="string">
            <text:p>ΕΜΠΟΡΙΟ ΜΗΧΑΝΗΜΑΤΩΝ-ΕΠΙΣΚΕΥΕΣ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1169</text:p>
          </table:table-cell>
          <table:table-cell table:style-name="ce2" office:value-type="string">
            <text:p>ΚΥΡΙΑΚΙΔΗΣ ΑΡΙΣΤ. &amp; ΣΙΑ ΟΕ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ΒΕΝΙΖΕΛΟΥ 3, ΘΕΡΜΗ</text:p>
          </table:table-cell>
          <table:table-cell table:style-name="ce2" office:value-type="float" office:value="57001">
            <text:p>57001</text:p>
          </table:table-cell>
          <table:table-cell table:style-name="ce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462160">
            <text:p>2310462160</text:p>
          </table:table-cell>
          <table:table-cell table:style-name="ce2" office:value-type="string">
            <text:p>ΧΡΩΜΑΤΑ-ΣΙΔΗΡΙΚΑ-ΕΡΓΑΛΕΙΑ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1183</text:p>
          </table:table-cell>
          <table:table-cell table:style-name="ce2" office:value-type="string">
            <text:p>ΠΑΠΑΔΟΠΟΥΛΟΣ Α. ΑΒΕΕ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ΒΙΟΜ. ΠΑΡΚΟ ΠΟΛΥΚΑΣΤΡΟΥ</text:p>
          </table:table-cell>
          <table:table-cell table:style-name="ce2" office:value-type="float" office:value="61200">
            <text:p>61200</text:p>
          </table:table-cell>
          <table:table-cell table:style-name="ce2"/>
          <table:table-cell table:style-name="ce2" office:value-type="string">
            <text:p>ΚΙΛΚΙΣ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703536">
            <text:p>2310703536</text:p>
          </table:table-cell>
          <table:table-cell table:style-name="ce2" office:value-type="string">
            <text:p>ΕΜΠΟΡΙΑ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1238</text:p>
          </table:table-cell>
          <table:table-cell table:style-name="ce2" office:value-type="string">
            <text:p>ΤΑΦΡΑΛΗ Θ. ΕΥΑΝΘΙΑ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28ης ΟΚΤΩΒΡΙΟΥ 19-21, ΦΙΛΥΡΟ</text:p>
          </table:table-cell>
          <table:table-cell table:style-name="ce2" office:value-type="float" office:value="57010">
            <text:p>57010</text:p>
          </table:table-cell>
          <table:table-cell table:style-name="ce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6906214472">
            <text:p>6906214472</text:p>
          </table:table-cell>
          <table:table-cell table:style-name="ce2" office:value-type="string">
            <text:p>ΕΜΠΟΡΙΟ ΖΩΟΤΡΟΦΩΝ-ΚΤΗΝ. ΕΙΔΩΝ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1249</text:p>
          </table:table-cell>
          <table:table-cell table:style-name="ce2" office:value-type="string">
            <text:p>ΚΑΝΚ ΑΕ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ΜΟΝΑΣΤΗΡΙΟΥ 140</text:p>
          </table:table-cell>
          <table:table-cell table:style-name="ce2" office:value-type="float" office:value="54627">
            <text:p>54627</text:p>
          </table:table-cell>
          <table:table-cell table:style-name="ce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321121">
            <text:p>2310321121</text:p>
          </table:table-cell>
          <table:table-cell table:style-name="ce2" office:value-type="string">
            <text:p>ΕΝΟΙΚΙΑΣΕΙΣ-ΠΩΛΗΣΕΙΣ ΜΗΧΑΝΗΜΑΤΩΝ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1251</text:p>
          </table:table-cell>
          <table:table-cell table:style-name="ce2" office:value-type="string">
            <text:p>ΜΑΥΡΙΔΗΣ ΑΝΑΣΤΑΣΙΟ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1ο ΧΛΜ ΛΑΓΚΑΔΑ-ΚΟΛΧΙΚΟΥ</text:p>
          </table:table-cell>
          <table:table-cell table:style-name="ce2" office:value-type="float" office:value="57200">
            <text:p>57200</text:p>
          </table:table-cell>
          <table:table-cell table:style-name="ce2"/>
          <table:table-cell table:style-name="ce2" office:value-type="string">
            <text:p>ΛΑΓΚΑΔΑΣ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94025704">
            <text:p>2394025704</text:p>
          </table:table-cell>
          <table:table-cell table:style-name="ce2" office:value-type="string">
            <text:p>ΕΜΠΟΡΙΟ-ΕΠΙΣΚΕΥΕΣ ΓΕΩΡΓ. ΜΗΧ/ΤΩΝ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1314</text:p>
          </table:table-cell>
          <table:table-cell table:style-name="ce2" office:value-type="string">
            <text:p>ΟΙΚΟΝΟΜΟΥ ΤΑΞΙΑΡΧΗ ΥΙΟΙ ΟΕ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ΜΑΥΡΑ ΧΩΜΑΤΑ, ΕΥΟΣΜΟΣ</text:p>
          </table:table-cell>
          <table:table-cell table:style-name="ce2" office:value-type="float" office:value="56224">
            <text:p>56224</text:p>
          </table:table-cell>
          <table:table-cell table:style-name="ce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551589">
            <text:p>2310551589</text:p>
          </table:table-cell>
          <table:table-cell table:style-name="ce2" office:value-type="string">
            <text:p>ΕΜΠΟΡΙΑ-ΜΕΤΤΑΛΙΚΕΣ ΚΑΤΑΣΚΕΥΕΣ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1376</text:p>
          </table:table-cell>
          <table:table-cell table:style-name="ce2" office:value-type="string">
            <text:p>ΚΑΡΑΤΣΙΑΛΗ ΑΦΟΙ &amp; ΣΙΑ ΟΕ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7ο ΧΛΜ ΘΕΣΣΑΛΟΝΙΚΗΣ-ΛΑΓΚΑΔΑ</text:p>
          </table:table-cell>
          <table:table-cell table:style-name="ce2" office:value-type="float" office:value="56429">
            <text:p>56429</text:p>
          </table:table-cell>
          <table:table-cell table:style-name="ce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681103">
            <text:p>2310681103</text:p>
          </table:table-cell>
          <table:table-cell table:style-name="ce2" office:value-type="string">
            <text:p>ΕΜΠΟΡΙΟ</text:p>
          </table:table-cell>
          <table:table-cell table:style-name="ce2" office:value-type="string">
            <text:p>Μηχανήματα - Εργαλεία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1396</text:p>
          </table:table-cell>
          <table:table-cell table:style-name="ce2" office:value-type="string">
            <text:p>ΤΖΕΛΑΤΙΔΗΣ ΙΩΑΝΝΗ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Κ. ΚΑΡΑΜΑΝΛΗ 193, ΒΟΥΛΓΑΡΗ</text:p>
          </table:table-cell>
          <table:table-cell table:style-name="ce2" office:value-type="float" office:value="54249">
            <text:p>54249</text:p>
          </table:table-cell>
          <table:table-cell table:style-name="ce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4024639">
            <text:p>2314024639</text:p>
          </table:table-cell>
          <table:table-cell table:style-name="ce2" office:value-type="string">
            <text:p>ΒΙΟΜΗΧΑΝΙΚΑ ΕΡΓΑΛΕΙΑ</text:p>
          </table:table-cell>
          <table:table-cell table:style-name="ce2" office:value-type="string">
            <text:p>Μηχανήματα - Εργαλεία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1439</text:p>
          </table:table-cell>
          <table:table-cell table:style-name="ce2" office:value-type="string">
            <text:p>ΜΠΑΣΙΑΣ ΔΗΜΗΤΡΙΟ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Α. &amp; Γ. ΔΑΒΑΚΗ 30, ΘΕΡΜΗ</text:p>
          </table:table-cell>
          <table:table-cell table:style-name="ce2" office:value-type="float" office:value="57001">
            <text:p>57001</text:p>
          </table:table-cell>
          <table:table-cell table:style-name="ce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466007">
            <text:p>2310466007</text:p>
          </table:table-cell>
          <table:table-cell table:style-name="ce2" office:value-type="string">
            <text:p>ΓΕΩΡΓΙΚΑ ΕΦΟΔΙΑ</text:p>
          </table:table-cell>
          <table:table-cell table:style-name="ce2" office:value-type="string">
            <text:p>Αγροτικά Εφόδια - Ζωοτροφές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1444</text:p>
          </table:table-cell>
          <table:table-cell table:style-name="ce2" office:value-type="string">
            <text:p>ΟΡΦΑΝΟΣ Δ.-ΟΡΦΑΝΟΣ Ν. &amp; ΣΙΑ ΟΕ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9ο ΧΛΜ. ΠΕΟ ΘΕΣΣΑΛΟΝΙΚΗΣ-ΚΙΛΚΙΣ</text:p>
          </table:table-cell>
          <table:table-cell table:style-name="ce2" office:value-type="float" office:value="57008">
            <text:p>57008</text:p>
          </table:table-cell>
          <table:table-cell table:style-name="ce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781628">
            <text:p>2310781628</text:p>
          </table:table-cell>
          <table:table-cell table:style-name="ce2" office:value-type="string">
            <text:p>ΧΗΜΙΚΑ ΠΡΟΙΟΝΤΑ</text:p>
          </table:table-cell>
          <table:table-cell table:style-name="ce2" office:value-type="string">
            <text:p>Χημικά - Αέρια - Χρώματα - Εκρηκτικά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1453</text:p>
          </table:table-cell>
          <table:table-cell table:style-name="ce2" office:value-type="string">
            <text:p>ΜΠΑΖΑΚΑΣ GREEN ΕΠΕ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ΓΙΑΝΝΙΤΣΩΝ 51</text:p>
          </table:table-cell>
          <table:table-cell table:style-name="ce2" office:value-type="float" office:value="54627">
            <text:p>54627</text:p>
          </table:table-cell>
          <table:table-cell table:style-name="ce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515990">
            <text:p>2310515990</text:p>
          </table:table-cell>
          <table:table-cell table:style-name="ce2" office:value-type="string">
            <text:p>ΕΜΠΟΡΙΟ ΗΛΕΚΤΡΟΚΙΝΗΤΗΡΩΝ-ΓΕΝΝΗΤΡΙΩΝ</text:p>
          </table:table-cell>
          <table:table-cell table:style-name="ce2" office:value-type="string">
            <text:p>Ηλεκτρολογικό - Ηλεκτρονικό Υλικό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1497</text:p>
          </table:table-cell>
          <table:table-cell table:style-name="ce2" office:value-type="string">
            <text:p>ΔΑΜΚΑΛΗ ΜΑΡΙΑ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ΕΠ. ΟΔΟΣ ΘΕΣ/ΚΗΣ - ΕΠΑΝΟΜΗΣ</text:p>
          </table:table-cell>
          <table:table-cell table:style-name="ce2" office:value-type="float" office:value="57500">
            <text:p>57500</text:p>
          </table:table-cell>
          <table:table-cell table:style-name="ce2"/>
          <table:table-cell table:style-name="ce2" office:value-type="string">
            <text:p>ΕΠΑΝΟΜ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92042634">
            <text:p>2392042634</text:p>
          </table:table-cell>
          <table:table-cell table:style-name="ce2" office:value-type="string">
            <text:p>ΓΕΩΡΓΙΚΑ ΕΦΟΔΙΑ</text:p>
          </table:table-cell>
          <table:table-cell table:style-name="ce2" office:value-type="string">
            <text:p>Αγροτικά Εφόδια - Ζωοτροφές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1544</text:p>
          </table:table-cell>
          <table:table-cell table:style-name="ce2" office:value-type="string">
            <text:p>ΒΑΣΙΛΕΙΑΔΗΣ ΝΙΚΟΛΑΟ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12ο ΧΛΜ ΘΕΣΣΑΛΟΝΙΚΗΣ - Ν. ΜΟΥΔΑΝΙΩΝ, Τ.Θ. 333</text:p>
          </table:table-cell>
          <table:table-cell table:style-name="ce2" office:value-type="float" office:value="57001">
            <text:p>57001</text:p>
          </table:table-cell>
          <table:table-cell table:style-name="ce2"/>
          <table:table-cell table:style-name="ce2" office:value-type="string">
            <text:p>ΘΕΡΜ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475475">
            <text:p>2310475475</text:p>
          </table:table-cell>
          <table:table-cell table:style-name="ce2" office:value-type="string">
            <text:p>ΕΜΠΟΡΙΟ ΚΑΙ ΠΑΡΑΓΩΓΗ ΦΥΤΩΝ</text:p>
          </table:table-cell>
          <table:table-cell table:style-name="ce2" office:value-type="string">
            <text:p>Φυτώρια - Ανθοπωλεία -Είδη Κηπουρικής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1566</text:p>
          </table:table-cell>
          <table:table-cell table:style-name="ce2" office:value-type="string">
            <text:p>ΠΑΓΩΝΙΔΗ ΑΦΟΙ ΟΕ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Κ. ΚΑΡΑΜΑΝΛΗ 85, ΔΙΑΒΑΤΑ</text:p>
          </table:table-cell>
          <table:table-cell table:style-name="ce2" office:value-type="float" office:value="57008">
            <text:p>57008</text:p>
          </table:table-cell>
          <table:table-cell table:style-name="ce2"/>
          <table:table-cell table:style-name="ce2" office:value-type="string">
            <text:p>ΙΩΝΙΑΣ ΘΕΣΣΑΛΟΝΙΚΗΣ</text:p>
          </table:table-cell>
          <table:table-cell table:style-name="ce2" office:value-type="string">
            <text:p>ΘΕΣΣΑΛΟΝΙΚΗΣ</text:p>
          </table:table-cell>
          <table:table-cell table:style-name="ce2" office:value-type="string">
            <text:p>2310780064/781064</text:p>
          </table:table-cell>
          <table:table-cell table:style-name="ce2" office:value-type="string">
            <text:p>ΜΗΧΑΝΗΜΑΤΑ-ΕΡΓΑΛΕΙΑ</text:p>
          </table:table-cell>
          <table:table-cell table:style-name="ce2" office:value-type="string">
            <text:p>Μηχανήματα - Εργαλεία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1573</text:p>
          </table:table-cell>
          <table:table-cell table:style-name="ce2" office:value-type="string">
            <text:p>ΟΙΚΟΝΟΜΟΥ ΓΕΩΡΓΙΟ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ΤΑΝΤΑΛΟΥ 30</text:p>
          </table:table-cell>
          <table:table-cell table:style-name="ce2" office:value-type="float" office:value="54629">
            <text:p>54629</text:p>
          </table:table-cell>
          <table:table-cell table:style-name="ce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6946507102">
            <text:p>6946507102</text:p>
          </table:table-cell>
          <table:table-cell table:style-name="ce2" office:value-type="string">
            <text:p>ΕΜΠΟΡΙΑ ΠΡΟΙΟΝΤΩΝ ΨΥΞΗΣ-ΚΛΙΜΑΤΙΣΜΟΥ</text:p>
          </table:table-cell>
          <table:table-cell table:style-name="ce2" office:value-type="string">
            <text:p>Θέρμανση - Ψύξη - Κλιματισμός - Αερισμός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1585</text:p>
          </table:table-cell>
          <table:table-cell table:style-name="ce2" office:value-type="string">
            <text:p>ΣΑΡΒΑΝΙΔΟΥ ΑΝΝΑ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ΕΘΝ. ΑΝΤΙΣΤΑΣΕΩΣ 106 &amp; ΜΑΚΕΔΟΝΙΑΣ 45</text:p>
          </table:table-cell>
          <table:table-cell table:style-name="ce2" office:value-type="float" office:value="55134">
            <text:p>55134</text:p>
          </table:table-cell>
          <table:table-cell table:style-name="ce2"/>
          <table:table-cell table:style-name="ce2" office:value-type="string">
            <text:p>ΚΑΛΑΜΑΡΙΑ, 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481472">
            <text:p>2310481472</text:p>
          </table:table-cell>
          <table:table-cell table:style-name="ce2" office:value-type="string">
            <text:p>ΕΜΠΟΡΙΟ ΞΥΛΕΙΑΣ-ΚΑΥΣΙΜΑ</text:p>
          </table:table-cell>
          <table:table-cell table:style-name="ce2" office:value-type="string">
            <text:p>Καύσιμα - Λιπαντικά - Υγραέρια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1593</text:p>
          </table:table-cell>
          <table:table-cell table:style-name="ce2" office:value-type="string">
            <text:p>ΠΑΥΛΟΣ ΑΝΑΣΤΑΣΙΟΥ ΜΟΥΤΑΦΙΔΗΣ ΕΠΕ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ΜΟΝΑΣΤΗΡΙΟΥ 246, ΑΜΠΕΛΟΚΗΠΟΙ</text:p>
          </table:table-cell>
          <table:table-cell table:style-name="ce2" office:value-type="float" office:value="54628">
            <text:p>54628</text:p>
          </table:table-cell>
          <table:table-cell table:style-name="ce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535600">
            <text:p>2310535600</text:p>
          </table:table-cell>
          <table:table-cell table:style-name="ce2" office:value-type="string">
            <text:p>ΧΟΝΔΡΙΚΟ ΕΜΠΟΡΙΟ ΕΡΓΑΛΕΙΩΝ ΧΕΙΡΟΣ</text:p>
          </table:table-cell>
          <table:table-cell table:style-name="ce2" office:value-type="string">
            <text:p>Μηχανήματα - Εργαλεία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1595</text:p>
          </table:table-cell>
          <table:table-cell table:style-name="ce2" office:value-type="string">
            <text:p>ΚΑΡΠΟΥΧΤΣΗΣ ΕΥΣΤΡΑΤΙΟ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ΑΙΓΛΗΣ 5, ΕΥΟΣΜΟΣ</text:p>
          </table:table-cell>
          <table:table-cell table:style-name="ce2" office:value-type="float" office:value="56224">
            <text:p>56224</text:p>
          </table:table-cell>
          <table:table-cell table:style-name="ce2"/>
          <table:table-cell table:number-columns-repeated="2" table:style-name="ce2" office:value-type="string">
            <text:p>ΘΕΣΣΑΛΟΝΙΚΗΣ</text:p>
          </table:table-cell>
          <table:table-cell table:style-name="ce2" office:value-type="float" office:value="6945361780">
            <text:p>6945361780</text:p>
          </table:table-cell>
          <table:table-cell table:style-name="ce2" office:value-type="string">
            <text:p>ΧΟΝΔΡΙΚΟ ΕΜΠΟΡΙΟ ΚΛΙΜΑΤΙΣΤΙΚΩΝ ΜΗΧΑΝΗΜΑΤΩΝ</text:p>
          </table:table-cell>
          <table:table-cell table:style-name="ce2" office:value-type="string">
            <text:p>Θέρμανση - Ψύξη - Κλιματισμός - Αερισμός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1603</text:p>
          </table:table-cell>
          <table:table-cell table:style-name="ce2" office:value-type="string">
            <text:p>ΤΣΑΚΜΑΚΙΔΟΥ ΣΜΑΡΑΓΔΑ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ΑΛ. ΠΑΠΑΝΑΣΤΑΣΙΟΥ 54</text:p>
          </table:table-cell>
          <table:table-cell table:style-name="ce2" office:value-type="float" office:value="54639">
            <text:p>54639</text:p>
          </table:table-cell>
          <table:table-cell table:number-columns-repeated="2"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822022">
            <text:p>2310822022</text:p>
          </table:table-cell>
          <table:table-cell table:style-name="ce2" office:value-type="string">
            <text:p>ΦΥΤΩΡΙΟ</text:p>
          </table:table-cell>
          <table:table-cell table:style-name="ce2" office:value-type="string">
            <text:p>Φυτώρια - Ανθοπωλεία -Είδη Κηπουρικής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1625</text:p>
          </table:table-cell>
          <table:table-cell table:style-name="ce2" office:value-type="string">
            <text:p>ΠΑΝΑΓΙΩΤΙΔΗΣ Ι. ΙΩΑΝΝΗΣ &amp; ΣΙΑ ΕΕ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ΝΕΑ ΜΟΝΑΣΤΗΡΙΟΥ 62, ΕΛΕΥΘΕΡΙΟ ΚΟΡΔΕΛΙΟ</text:p>
          </table:table-cell>
          <table:table-cell table:style-name="ce2" office:value-type="float" office:value="56334">
            <text:p>56334</text:p>
          </table:table-cell>
          <table:table-cell table:style-name="ce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767030">
            <text:p>2310767030</text:p>
          </table:table-cell>
          <table:table-cell table:style-name="ce2" office:value-type="string">
            <text:p>ΕΜΠΟΡΙΟ ΕΡΓΑΛΕΙΩΝ ΧΕΙΡΟΣ</text:p>
          </table:table-cell>
          <table:table-cell table:style-name="ce2" office:value-type="string">
            <text:p>Μηχανήματα - Εργαλεία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1637</text:p>
          </table:table-cell>
          <table:table-cell table:style-name="ce2" office:value-type="string">
            <text:p>GARDEN CENTER ΒΑΣΙΛΕΙΑΔΗ ΜΟΝΟΠΡΟΣΩΠΗ ΑΕ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12 ΧΛΜ ΘΕΣΣΑΛΟΝΙΚΗΣ-ΜΟΥΔΑΝΙΩΝ, ΘΕΡΜΗ</text:p>
          </table:table-cell>
          <table:table-cell table:style-name="ce2" office:value-type="float" office:value="57001">
            <text:p>57001</text:p>
          </table:table-cell>
          <table:table-cell table:style-name="ce2" office:value-type="string">
            <text:p>ΘΕΡΜΗ</text:p>
          </table:table-cell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475475">
            <text:p>2310475475</text:p>
          </table:table-cell>
          <table:table-cell table:style-name="ce2" office:value-type="string">
            <text:p>ΧΟΝΔΡΙΚΟ ΕΜΠΟΡΙΟ ΛΟΥΛΟΥΔΙΩΝ ΚΑΙ ΦΥΤΩΝ</text:p>
          </table:table-cell>
          <table:table-cell table:style-name="ce2" office:value-type="string">
            <text:p>Φυτώρια - Ανθοπωλεία -Είδη Κηπουρικής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1646</text:p>
          </table:table-cell>
          <table:table-cell table:style-name="ce2" office:value-type="string">
            <text:p>ΠΑΠΑΚΩΣΤΑΣ ΑΛΕΞΑΝΔΡΟ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2ο ΧΛΜ ΣΥΜΜΑΧΙΚΗΣ ΟΔΟΥ ΩΡΑΙΟΚΑΣΤΡΟΥ</text:p>
          </table:table-cell>
          <table:table-cell table:style-name="ce2" office:value-type="float" office:value="57013">
            <text:p>57013</text:p>
          </table:table-cell>
          <table:table-cell table:style-name="ce2"/>
          <table:table-cell table:style-name="ce2" office:value-type="string">
            <text:p>ΩΡΑΙΟΚΑΣΤΡΟ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684194">
            <text:p>2310684194</text:p>
          </table:table-cell>
          <table:table-cell table:style-name="ce2" office:value-type="string">
            <text:p>ΑΝΘΗ-ΦΥΤΑ</text:p>
          </table:table-cell>
          <table:table-cell table:style-name="ce2" office:value-type="string">
            <text:p>Φυτώρια - Ανθοπωλεία -Είδη Κηπουρικής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1657</text:p>
          </table:table-cell>
          <table:table-cell table:style-name="ce2" office:value-type="string">
            <text:p>ΓΚΕΛΗΣ Δ. ΓΕΩΡΓΙΟΣ &amp; ΣΙΑ ΟE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ΠΥΛΑΙΑΣ- ΘΕΡΜΗΣ, ΕΝΑΝΤΙ ΝΕΩΝ ΚΟΙΜΗΤΗΡΙΩΝ ΘΕΣ/ΝΙΚΗΣ</text:p>
          </table:table-cell>
          <table:table-cell table:style-name="ce2" office:value-type="float" office:value="55535">
            <text:p>55535</text:p>
          </table:table-cell>
          <table:table-cell table:style-name="ce2"/>
          <table:table-cell table:style-name="ce2" office:value-type="string">
            <text:p>ΠΥΛΑΙΑ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437875">
            <text:p>2310437875</text:p>
          </table:table-cell>
          <table:table-cell table:style-name="ce2" office:value-type="string">
            <text:p>ΑΝΘΗ-ΦΥΤΑ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1679</text:p>
          </table:table-cell>
          <table:table-cell table:style-name="ce2" office:value-type="string">
            <text:p>ΜΑΝΤΑΣ ΜΑΤΘΑΙΟ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ΣΤΑΥΡΟΣ</text:p>
          </table:table-cell>
          <table:table-cell table:style-name="ce2" office:value-type="float" office:value="57014">
            <text:p>57014</text:p>
          </table:table-cell>
          <table:table-cell table:style-name="ce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97061122">
            <text:p>2397061122</text:p>
          </table:table-cell>
          <table:table-cell table:style-name="ce2" office:value-type="string">
            <text:p>ΕΜΠΟΡΙΟ</text:p>
          </table:table-cell>
          <table:table-cell table:style-name="ce2" office:value-type="string">
            <text:p>------------Εμπόριο-------------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1698</text:p>
          </table:table-cell>
          <table:table-cell table:style-name="ce2" office:value-type="string">
            <text:p>ΤΣΟΛΑΚΟΣ ΠΑΝΑΓΙΩΤΗ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ΚΛΗΡΟΤΕΜΑΧΙΟ 538, ΠΕΡΑΙΑ</text:p>
          </table:table-cell>
          <table:table-cell table:style-name="ce2" office:value-type="float" office:value="57019">
            <text:p>57019</text:p>
          </table:table-cell>
          <table:table-cell table:style-name="ce2" office:value-type="string">
            <text:p>ΠΕΡΑΙΑ</text:p>
          </table:table-cell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92064785">
            <text:p>2392064785</text:p>
          </table:table-cell>
          <table:table-cell table:style-name="ce2" office:value-type="string">
            <text:p>ΑΝΘΗ-ΦΥΤΑ</text:p>
          </table:table-cell>
          <table:table-cell table:style-name="ce2" office:value-type="string">
            <text:p>Φυτώρια - Ανθοπωλεία -Είδη Κηπουρικής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Δ-01700</text:p>
          </table:table-cell>
          <table:table-cell table:style-name="ce2" office:value-type="string">
            <text:p>ΥΙΟΙ ΤΙΜΟΛΕΟΝΤΟΣ ΜΠΟΖΑΤΖΙΔΗ ΟΕ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ΒΑΣ. ΟΛΓΑΣ 202</text:p>
          </table:table-cell>
          <table:table-cell table:style-name="ce2" office:value-type="float" office:value="54655">
            <text:p>54655</text:p>
          </table:table-cell>
          <table:table-cell table:style-name="ce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414022">
            <text:p>2310414022</text:p>
          </table:table-cell>
          <table:table-cell table:style-name="ce2" office:value-type="string">
            <text:p>ΕΜΠΟΡΙΟ</text:p>
          </table:table-cell>
          <table:table-cell table:style-name="ce2" office:value-type="string">
            <text:p>------------Εμπόριο-------------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Λ-00033</text:p>
          </table:table-cell>
          <table:table-cell table:style-name="ce2" office:value-type="string">
            <text:p>ΕΥΣΤΡΑΤΙΟΥ ΕΥΣΤΡΑΤΙΟΣ &amp; ΣΙΑ ΕΕ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ΤΑΒΑΚΗ 42</text:p>
          </table:table-cell>
          <table:table-cell table:style-name="ce2" office:value-type="float" office:value="57001">
            <text:p>57001</text:p>
          </table:table-cell>
          <table:table-cell table:style-name="ce2"/>
          <table:table-cell table:style-name="ce2" office:value-type="string">
            <text:p>ΘΕΡΜΗ, 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464468">
            <text:p>2310464468</text:p>
          </table:table-cell>
          <table:table-cell table:style-name="ce2" office:value-type="string">
            <text:p>ΕΜΠΟΡΙΟ ΕΡΓΑΛΕΙΩΝ</text:p>
          </table:table-cell>
          <table:table-cell table:style-name="ce2" office:value-type="string">
            <text:p>Μηχανήματα - Εργαλεία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Λ-01591</text:p>
          </table:table-cell>
          <table:table-cell table:style-name="ce2" office:value-type="string">
            <text:p>ΑΡΩΜΑ ΜΕΝΤΙΤΕΡΡΑΝΕΟ ΜΟΝΟΠΡΟΣΩΠΗ ΙΚΕ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ΕΛΕΥΘΕΡΟΧΩΡΙ</text:p>
          </table:table-cell>
          <table:table-cell table:style-name="ce2" office:value-type="float" office:value="61002">
            <text:p>61002</text:p>
          </table:table-cell>
          <table:table-cell table:style-name="ce2"/>
          <table:table-cell table:style-name="ce2" office:value-type="string">
            <text:p>ΧΕΡΣΟ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6944280232">
            <text:p>6944280232</text:p>
          </table:table-cell>
          <table:table-cell table:style-name="ce2" office:value-type="string">
            <text:p>ΕΜΠΟΡΙΟ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Λ-01605</text:p>
          </table:table-cell>
          <table:table-cell table:style-name="ce2" office:value-type="string">
            <text:p>ΧΑΣΙΩΤΑΚΗΣ ΓΕΩΡΓΙΟ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Κ. ΚΑΡΑΜΑΝΛΗ 167, ΔΙΑΒΑΤΑ</text:p>
          </table:table-cell>
          <table:table-cell table:style-name="ce2" office:value-type="float" office:value="57008">
            <text:p>57008</text:p>
          </table:table-cell>
          <table:table-cell table:style-name="ce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796565">
            <text:p>2310796565</text:p>
          </table:table-cell>
          <table:table-cell table:style-name="ce2" office:value-type="string">
            <text:p>ΜΗΧΑΝΗΜΑΤΑ-ΕΡΓΑΛΕΙΑ</text:p>
          </table:table-cell>
          <table:table-cell table:style-name="ce2" office:value-type="string">
            <text:p>Μηχανήματα - Εργαλεία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Λ-01637</text:p>
          </table:table-cell>
          <table:table-cell table:style-name="ce2" office:value-type="string">
            <text:p>ΤΖΕΛΑΤΙΔΗΣ ΦΙΛΙΠΠΟ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ΜΑΥΡΟΜΙΧΑΛΗ 50</text:p>
          </table:table-cell>
          <table:table-cell table:style-name="ce2" office:value-type="float" office:value="54249">
            <text:p>54249</text:p>
          </table:table-cell>
          <table:table-cell table:style-name="ce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4024639">
            <text:p>2314024639</text:p>
          </table:table-cell>
          <table:table-cell table:style-name="ce2" office:value-type="string">
            <text:p>ΛΙΑΝΙΚΟ ΕΜΠΟΡΙΟ ΕΡΓΑΛΕΙΟΜΗΧΑΝΩΝ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Υ-00117</text:p>
          </table:table-cell>
          <table:table-cell table:style-name="ce2" office:value-type="string">
            <text:p>ΤΣΟΛΑΚΟΣ ΠΑΝΑΓΙΩΤΗ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ΤΡΙΛΟΦΟΣ</text:p>
          </table:table-cell>
          <table:table-cell table:style-name="ce2" office:value-type="float" office:value="57500">
            <text:p>57500</text:p>
          </table:table-cell>
          <table:table-cell table:style-name="ce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92064785">
            <text:p>2392064785</text:p>
          </table:table-cell>
          <table:table-cell table:style-name="ce2" office:value-type="string">
            <text:p>ΓΕΩΠΟΝΟΣ</text:p>
          </table:table-cell>
          <table:table-cell table:style-name="ce2" office:value-type="string">
            <text:p>Γεωπόνος-Κηποτέχνης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Υ-00131</text:p>
          </table:table-cell>
          <table:table-cell table:style-name="ce2" office:value-type="string">
            <text:p>ΜΠΑΙΡΑΚΤΑΡΗΣ ΑΛΕΞΑΝΔΡΟ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ΕΘΝΙΚΗΣ ΑΜΥΝΑΣ 36</text:p>
          </table:table-cell>
          <table:table-cell table:style-name="ce2" office:value-type="float" office:value="54621">
            <text:p>54621</text:p>
          </table:table-cell>
          <table:table-cell table:style-name="ce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6946137665">
            <text:p>6946137665</text:p>
          </table:table-cell>
          <table:table-cell table:style-name="ce2" office:value-type="string">
            <text:p>ΚΑΤΑΣΚΕΥΗ &amp; ΔΙΑΜΟΡΦΩΣΗ ΧΩΡΩΝ ΠΡΑΣΙΝΟΥ</text:p>
          </table:table-cell>
          <table:table-cell table:style-name="ce2" office:value-type="string">
            <text:p>Γεωπόνος-Κηποτέχνης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Υ-00179</text:p>
          </table:table-cell>
          <table:table-cell table:style-name="ce2" office:value-type="string">
            <text:p>ΒΛΑΧΑΚΗΣ ΕΥΑΓΓΕΛΟ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ΜΙΑΟΥΛΗ 54</text:p>
          </table:table-cell>
          <table:table-cell table:style-name="ce2" table:number-columns-repeated="2"/>
          <table:table-cell table:style-name="ce2" office:value-type="string">
            <text:p>ΠΛΑΓΙΑΡΙ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92063683">
            <text:p>2392063683</text:p>
          </table:table-cell>
          <table:table-cell table:style-name="ce2" office:value-type="float" office:value="2165">
            <text:p>2165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Υ-00180</text:p>
          </table:table-cell>
          <table:table-cell table:style-name="ce2" office:value-type="string">
            <text:p>ΑΝΑΣΤΑΣΙΟΣ ΑΝΑΣΤΑΣΙΟΥ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27ΟΧΛΜ. ΘΕΣ/ΝΙΚΗΣ - ΜΗΧΑΝΙΩΝΑΣ</text:p>
          </table:table-cell>
          <table:table-cell table:style-name="ce2" table:number-columns-repeated="2"/>
          <table:table-cell table:style-name="ce2" office:value-type="string">
            <text:p>Ν. ΜΗΧΑΝΙΩΝΑ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92034054">
            <text:p>2392034054</text:p>
          </table:table-cell>
          <table:table-cell table:style-name="ce2" office:value-type="float" office:value="2165">
            <text:p>2165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Υ-00181</text:p>
          </table:table-cell>
          <table:table-cell table:style-name="ce2" office:value-type="string">
            <text:p>ΑΛΕΞΑΚΗ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19ΟΧΛΜ. ΘΕΣΝ/ΝΙΚΗΣ - ΠΕΡΑΙΑΣ</text:p>
          </table:table-cell>
          <table:table-cell table:style-name="ce2" table:number-columns-repeated="2"/>
          <table:table-cell table:style-name="ce2" office:value-type="string">
            <text:p>ΠΕΡΑΙΑ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92062554">
            <text:p>2392062554</text:p>
          </table:table-cell>
          <table:table-cell table:style-name="ce2" office:value-type="float" office:value="2292">
            <text:p>2292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Υ-00182</text:p>
          </table:table-cell>
          <table:table-cell table:style-name="ce2" office:value-type="string">
            <text:p>ΓΙΑΝΝΑΚΙΔΗ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Μ.ΜΠΟΤΣΑΡΗ 97</text:p>
          </table:table-cell>
          <table:table-cell table:style-name="ce2" table:number-columns-repeated="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913003">
            <text:p>2310913003</text:p>
          </table:table-cell>
          <table:table-cell table:style-name="ce2" office:value-type="float" office:value="2165">
            <text:p>2165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Υ-00183</text:p>
          </table:table-cell>
          <table:table-cell table:style-name="ce2" office:value-type="string">
            <text:p>ΜΑΡΙΑ ΡΟΥΣΑΚΗ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ΑΓΙΑ ΤΡΙΑΔΑ</text:p>
          </table:table-cell>
          <table:table-cell table:style-name="ce2" table:number-columns-repeated="2"/>
          <table:table-cell table:style-name="ce2" office:value-type="string">
            <text:p>ΑΓ. ΤΡΙΑΔΑ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92051343">
            <text:p>2392051343</text:p>
          </table:table-cell>
          <table:table-cell table:style-name="ce2" office:value-type="float" office:value="2401">
            <text:p>2401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Υ-00185</text:p>
          </table:table-cell>
          <table:table-cell table:style-name="ce2" office:value-type="string">
            <text:p>ΔΑΜΚΑΛΗ ΜΑΡΙΑ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ΕΠ. ΟΔΟΣ ΘΕΣ/ΝΙΚΗΣ - ΕΠΑΝΟΜΗΣ</text:p>
          </table:table-cell>
          <table:table-cell table:style-name="ce2" table:number-columns-repeated="2"/>
          <table:table-cell table:style-name="ce2" office:value-type="string">
            <text:p>ΕΠΑΝΩΜ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292">
            <text:p>2292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Υ-00186</text:p>
          </table:table-cell>
          <table:table-cell table:style-name="ce2" office:value-type="string">
            <text:p>ΤΟΥΜΠΕΛΗΣ ΣΤΕΡΓΙΟ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ΛΗΤΗ</text:p>
          </table:table-cell>
          <table:table-cell table:style-name="ce2" table:number-columns-repeated="2"/>
          <table:table-cell table:style-name="ce2" office:value-type="string">
            <text:p>ΛΗΤ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94073385">
            <text:p>2394073385</text:p>
          </table:table-cell>
          <table:table-cell table:style-name="ce2" office:value-type="float" office:value="2165">
            <text:p>2165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Υ-00187</text:p>
          </table:table-cell>
          <table:table-cell table:style-name="ce2" office:value-type="string">
            <text:p>ΑΦΟΙ ΔΗΜΑΡΕΛΛΗ Ο.Ε.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ΑΓ. ΖΑΧΑΡΙΟΥ 11</text:p>
          </table:table-cell>
          <table:table-cell table:style-name="ce2" table:number-columns-repeated="2"/>
          <table:table-cell table:style-name="ce2" office:value-type="string">
            <text:p>ΚΑΛΑΜΑΡΙΑ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441032">
            <text:p>2310441032</text:p>
          </table:table-cell>
          <table:table-cell table:style-name="ce2" office:value-type="float" office:value="2165">
            <text:p>2165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Υ-00188</text:p>
          </table:table-cell>
          <table:table-cell table:style-name="ce2" office:value-type="string">
            <text:p>ΚΟΥΣΙΜΗΤΡΗΣ ΠΕΤΡΟ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18Ο ΧΛΜ. ΘΕΣ/ΝΙΚΗΣ - ΠΕΡΑΙΑΣ</text:p>
          </table:table-cell>
          <table:table-cell table:style-name="ce2" table:number-columns-repeated="2"/>
          <table:table-cell table:style-name="ce2" office:value-type="string">
            <text:p>ΠΕΡΑΙΑ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92071625">
            <text:p>2392071625</text:p>
          </table:table-cell>
          <table:table-cell table:style-name="ce2" office:value-type="float" office:value="1272">
            <text:p>1272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Υ-00189</text:p>
          </table:table-cell>
          <table:table-cell table:style-name="ce2" office:value-type="string">
            <text:p>ΠΑΓΩΝΙΔΗΣ ΦΡΙΞΟ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ΑΓ. ΑΘΑΝΑΣΙΟΣ ΘΕΣ/ΝΙΚΗΣ</text:p>
          </table:table-cell>
          <table:table-cell table:style-name="ce2" table:number-columns-repeated="2"/>
          <table:table-cell table:style-name="ce2" office:value-type="string">
            <text:p>ΑΓ. ΑΘΑΝΑΣΙΟΣ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701065">
            <text:p>2310701065</text:p>
          </table:table-cell>
          <table:table-cell table:style-name="ce2" office:value-type="float" office:value="2291">
            <text:p>2291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Υ-00190</text:p>
          </table:table-cell>
          <table:table-cell table:style-name="ce2" office:value-type="string">
            <text:p>ΕΥΘΥΜΙΑΔΗΣ ΧΡΗΣΤΟ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ΕΘΝΙΚΗΣ ΑΝΤΙΣΤΑΣΕΩΣ 3</text:p>
            <text:p>ΣΤΑΥΡΟΥΠΟΛΗ</text:p>
            <text:p>56430</text:p>
          </table:table-cell>
          <table:table-cell table:style-name="ce2" table:number-columns-repeated="2"/>
          <table:table-cell table:style-name="ce2" office:value-type="string">
            <text:p>ΣΤΑΥΡΟΥΠΟΛ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684047">
            <text:p>2310684047</text:p>
          </table:table-cell>
          <table:table-cell table:style-name="ce2" office:value-type="float" office:value="2291">
            <text:p>2291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Υ-00191</text:p>
          </table:table-cell>
          <table:table-cell table:style-name="ce2" office:value-type="string">
            <text:p>DOMOS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ΣΤ. ΚΑΖΑΝΤΖΙΔΗ 47</text:p>
            <text:p>ΘΕΡΜΗ</text:p>
          </table:table-cell>
          <table:table-cell table:style-name="ce2" table:number-columns-repeated="2"/>
          <table:table-cell table:style-name="ce2" office:value-type="string">
            <text:p>ΘΕΡΜ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1999994">
            <text:p>2311999994</text:p>
          </table:table-cell>
          <table:table-cell table:style-name="ce2" office:value-type="float" office:value="1272">
            <text:p>1272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Υ-00192</text:p>
          </table:table-cell>
          <table:table-cell table:style-name="ce2" office:value-type="string">
            <text:p>ΑΦΟΙ ΜΠΑΚΟΓΙΑΝΝΗ ΟΕ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Β. ΤΑΒΑΚΗ 12</text:p>
          </table:table-cell>
          <table:table-cell table:style-name="ce2" table:number-columns-repeated="2"/>
          <table:table-cell table:style-name="ce2" office:value-type="string">
            <text:p>ΘΕΡΜ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464246">
            <text:p>2310464246</text:p>
          </table:table-cell>
          <table:table-cell table:style-name="ce2" office:value-type="float" office:value="1400">
            <text:p>140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Υ-00193</text:p>
          </table:table-cell>
          <table:table-cell table:style-name="ce2" office:value-type="string">
            <text:p>ΜΠΑΛΤΑΖΗ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Φ.ΜΙΣΚΑΚΗ 14</text:p>
            <text:p>ΧΑΛΚΗΔΟΝΑ</text:p>
          </table:table-cell>
          <table:table-cell table:style-name="ce2" table:number-columns-repeated="2"/>
          <table:table-cell table:style-name="ce2" office:value-type="string">
            <text:p>ΧΑΛΚΗΔΟΝΑ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91022311">
            <text:p>2391022311</text:p>
          </table:table-cell>
          <table:table-cell table:style-name="ce2" office:value-type="float" office:value="2165">
            <text:p>2165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Υ-00194</text:p>
          </table:table-cell>
          <table:table-cell table:style-name="ce2" office:value-type="string">
            <text:p>ΜΑΤΘΑΙΟΣ ΜΑΝΤΑ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ΣΤΑΥΡΟΣ - ΘΕΣΣΑΛΟΝΙΚΗΣ</text:p>
          </table:table-cell>
          <table:table-cell table:style-name="ce2" table:number-columns-repeated="2"/>
          <table:table-cell table:style-name="ce2" office:value-type="string">
            <text:p>ΣΤΑΥΡΟΣ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97061122">
            <text:p>2397061122</text:p>
          </table:table-cell>
          <table:table-cell table:style-name="ce2" office:value-type="float" office:value="2252">
            <text:p>2252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Υ-00195</text:p>
          </table:table-cell>
          <table:table-cell table:style-name="ce2" office:value-type="string">
            <text:p>ΑΛΑΜΑΤΙΔΗΣ ΙΩΑΝΝΗ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Ν. ΡΑΙΔΕΣΤΟΣ</text:p>
          </table:table-cell>
          <table:table-cell table:style-name="ce2" table:number-columns-repeated="2"/>
          <table:table-cell table:style-name="ce2" office:value-type="string">
            <text:p>Ν. ΡΑΙΔΕΣΤΟΣ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466127">
            <text:p>2310466127</text:p>
          </table:table-cell>
          <table:table-cell table:style-name="ce2" office:value-type="float" office:value="2165">
            <text:p>2165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Υ-00196</text:p>
          </table:table-cell>
          <table:table-cell table:style-name="ce2" office:value-type="string">
            <text:p>ΚΕΧΑΓΙΑΣ ΔΗΜΗΤΡΗ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ΑΓ. ΝΙΚΟΛΑΟΥ 112</text:p>
            <text:p>ΜΗΧΑΝΙΩΝΑ</text:p>
          </table:table-cell>
          <table:table-cell table:style-name="ce2" table:number-columns-repeated="2"/>
          <table:table-cell table:style-name="ce2" office:value-type="string">
            <text:p>Ν. ΜΗΧΑΝΙΩΝΑ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92035948">
            <text:p>2392035948</text:p>
          </table:table-cell>
          <table:table-cell table:style-name="ce2" office:value-type="float" office:value="2165">
            <text:p>2165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Υ-00197</text:p>
          </table:table-cell>
          <table:table-cell table:style-name="ce2" office:value-type="string">
            <text:p>ΜΠΑΡΜΠΑΡΑΚΗΣ ΝΙΚΟ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28Η ΟΚΤΩΒΡΙΟΥ 9</text:p>
            <text:p>Ν. ΜΗΧΑΝΙΩΝΑ</text:p>
          </table:table-cell>
          <table:table-cell table:style-name="ce2" table:number-columns-repeated="2"/>
          <table:table-cell table:style-name="ce2" office:value-type="string">
            <text:p>Ν. ΜΗΧΑΝΙΩΝΑ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92032232">
            <text:p>2392032232</text:p>
          </table:table-cell>
          <table:table-cell table:style-name="ce2" office:value-type="float" office:value="2401">
            <text:p>2401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Υ-00198</text:p>
          </table:table-cell>
          <table:table-cell table:style-name="ce2" office:value-type="string">
            <text:p>ΑΡΚΟΥΔΗΣ ΆΓΓΕΛΟ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26Ο ΧΛΜ. ΘΕΣ/ΝΙΚΗΣ-ΜΟΥΔΑΝΙΩΝ</text:p>
          </table:table-cell>
          <table:table-cell table:style-name="ce2" table:number-columns-repeated="2"/>
          <table:table-cell table:style-name="ce2" office:value-type="string">
            <text:p>ΣΧΟΛΑΡΙ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92091410">
            <text:p>2392091410</text:p>
          </table:table-cell>
          <table:table-cell table:style-name="ce2" office:value-type="float" office:value="1272">
            <text:p>1272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Υ-00199</text:p>
          </table:table-cell>
          <table:table-cell table:style-name="ce2" office:value-type="string">
            <text:p>ΒΑΣΙΑΔΗ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ΑΛ. ΠΑΠΑΝΑΣΤΑΣΙΟΥ 13</text:p>
            <text:p>ΣΙΝΔΟΣ</text:p>
          </table:table-cell>
          <table:table-cell table:style-name="ce2" table:number-columns-repeated="2"/>
          <table:table-cell table:style-name="ce2" office:value-type="string">
            <text:p>ΣΙΝΔΟΣ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798108">
            <text:p>2310798108</text:p>
          </table:table-cell>
          <table:table-cell table:style-name="ce2" office:value-type="float" office:value="1400">
            <text:p>140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Υ-00200</text:p>
          </table:table-cell>
          <table:table-cell table:style-name="ce2" office:value-type="string">
            <text:p>ΛΕΜΟΝΙΔΗ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10Ο ΧΛΜ. ΘΕΣΣΑΛΟΝΙΚΗΣ-ΜΟΥΔΑΝΙΩΝ</text:p>
          </table:table-cell>
          <table:table-cell table:style-name="ce2" table:number-columns-repeated="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473081">
            <text:p>2310473081</text:p>
          </table:table-cell>
          <table:table-cell table:style-name="ce2" office:value-type="float" office:value="2292">
            <text:p>2292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Υ-00214</text:p>
          </table:table-cell>
          <table:table-cell table:style-name="ce2" office:value-type="string">
            <text:p>ΜΙΧΑΛΗΣ ΓΑΛΑΝΗ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ΦΡΑΓΚΩΝ 13</text:p>
          </table:table-cell>
          <table:table-cell table:style-name="ce2" table:number-columns-repeated="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513603">
            <text:p>2310513603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Υ-00215</text:p>
          </table:table-cell>
          <table:table-cell table:style-name="ce2" office:value-type="string">
            <text:p>ΛΑΖΑΡΟΣ ΣΥΜΕΩΝΙΔΗ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ΦΡΑΓΚΩΝ 13</text:p>
          </table:table-cell>
          <table:table-cell table:style-name="ce2" table:number-columns-repeated="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518761">
            <text:p>2310518761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Υ-00216</text:p>
          </table:table-cell>
          <table:table-cell table:style-name="ce2" office:value-type="string">
            <text:p>ΒΑΓΓΕΛΗΣ ΠΟΙΜΕΝΙΔΗ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ΠΟΛΥΤΕΧΝΕΙΟΥ 45</text:p>
          </table:table-cell>
          <table:table-cell table:style-name="ce2" table:number-columns-repeated="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539334">
            <text:p>2310539334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Υ-00217</text:p>
          </table:table-cell>
          <table:table-cell table:style-name="ce2" office:value-type="string">
            <text:p>ΝΙΚΟΣ ΙΩΑΝΝΙΔΗ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22Ο ΧΛΜ. ΘΕΣ/ΝΙΚΗΣ-ΠΟΛΥΓΥΡΟΥ</text:p>
          </table:table-cell>
          <table:table-cell table:style-name="ce2" table:number-columns-repeated="2"/>
          <table:table-cell table:style-name="ce2" office:value-type="string">
            <text:p>ΒΑΣΙΛΙΚΑ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96022822">
            <text:p>2396022822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Υ-00219</text:p>
          </table:table-cell>
          <table:table-cell table:style-name="ce2" office:value-type="string">
            <text:p>ΓΚΑΝΑΣ ΜΕΝΕΛΑΟ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ΤΑΒΑΚΗ 40</text:p>
            <text:p>ΘΕΡΜΗ</text:p>
            <text:p>57001</text:p>
          </table:table-cell>
          <table:table-cell table:style-name="ce2" table:number-columns-repeated="2"/>
          <table:table-cell table:style-name="ce2" office:value-type="string">
            <text:p>ΘΕΡΜ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467134">
            <text:p>2310467134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Υ-00220</text:p>
          </table:table-cell>
          <table:table-cell table:style-name="ce2" office:value-type="string">
            <text:p>ΑΝΤΩΝΙΟΣ ΝΤΟΝΟΥΤΣΙΟ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1Ο ΧΛΜ. ΘΕΣ/ΝΙΚΗΣ-ΕΠΑΝΩΜΗΣ</text:p>
          </table:table-cell>
          <table:table-cell table:style-name="ce2" table:number-columns-repeated="2"/>
          <table:table-cell table:style-name="ce2" office:value-type="string">
            <text:p>ΕΠΑΝΩΜ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92044288">
            <text:p>2392044288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Υ-00374</text:p>
          </table:table-cell>
          <table:table-cell table:style-name="ce2" office:value-type="string">
            <text:p>ΑΤΜΑΤΖΙΔΟΥ ΑΝΑΣΤΑΣΙΑ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ΑΣΚΟΣ</text:p>
          </table:table-cell>
          <table:table-cell table:style-name="ce2" table:number-columns-repeated="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95061616">
            <text:p>2395061616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Υ-00375</text:p>
          </table:table-cell>
          <table:table-cell table:style-name="ce2" office:value-type="string">
            <text:p>ΖΑΜΑΝΘΡΑΚΗ ΥΙΟΙ ΣΤ. ΟΕ</text:p>
          </table:table-cell>
          <table:table-cell table:style-name="ce2" office:value-type="string">
            <text:p>ΟΙΚΟΝΟΜΟΥ</text:p>
          </table:table-cell>
          <table:table-cell table:style-name="ce2" table:number-columns-repeated="3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514716">
            <text:p>2310514716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Υ-00491</text:p>
          </table:table-cell>
          <table:table-cell table:style-name="ce2" office:value-type="string">
            <text:p>ΔΟΚΤΩΡΗΣ Κ. ΔΗΜΗΤΡΙΟ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ΜΑΡΚΟΥ ΜΠΟΤΣΑΡΗ 26, ΑΓΙΟΣ ΑΘΑΝΑΣΙΟΣ</text:p>
          </table:table-cell>
          <table:table-cell table:style-name="ce2" table:number-columns-repeated="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702427">
            <text:p>2310702427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Υ-00492</text:p>
          </table:table-cell>
          <table:table-cell table:style-name="ce2" office:value-type="string">
            <text:p>ΠΑΝΑΓΙΩΤΙΔΗΣΙ. ΙΩΑΝΝΗΣ &amp; ΣΙΑ ΕΕ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Ν. ΜΟΝΑΣΤΗΡΙΟΥ 62, ΚΟΡΔΕΛΙΟ</text:p>
          </table:table-cell>
          <table:table-cell table:style-name="ce2" table:number-columns-repeated="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767030">
            <text:p>2310767030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Υ-00493</text:p>
          </table:table-cell>
          <table:table-cell table:style-name="ce2" office:value-type="string">
            <text:p>ARVANCO ΑΒΕΕ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ΟΤ 32 Γ' ΒΙΠΕΘ, ΣΙΝΔΟΣ</text:p>
          </table:table-cell>
          <table:table-cell table:style-name="ce2" table:number-columns-repeated="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796900">
            <text:p>2310796900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Υ-00553</text:p>
          </table:table-cell>
          <table:table-cell table:style-name="ce2" office:value-type="string">
            <text:p>ΤΣιΑΚΜΑΚΗ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7ο χλμ. Θεσσαλονίκης - Λαγκαδά</text:p>
          </table:table-cell>
          <table:table-cell table:style-name="ce2" office:value-type="float" office:value="57013">
            <text:p>57013</text:p>
          </table:table-cell>
          <table:table-cell table:style-name="ce2"/>
          <table:table-cell table:style-name="ce2" office:value-type="string">
            <text:p>Θεσσαλονί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2310686838">
            <text:p>2310686838</text:p>
          </table:table-cell>
          <table:table-cell table:style-name="ce2" office:value-type="string">
            <text:p>Τεχνικό Πολυκατάστημα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Ω-00000</text:p>
          </table:table-cell>
          <table:table-cell table:style-name="ce2" office:value-type="string">
            <text:p>ΟΙΚΟΝΟΜΟΥ ΗΛΙΑΣ</text:p>
          </table:table-cell>
          <table:table-cell table:style-name="ce2" office:value-type="string">
            <text:p>ΟΙΚΟΝΟΜΟΥ</text:p>
          </table:table-cell>
          <table:table-cell table:style-name="ce2" office:value-type="string">
            <text:p>ΔΑΜ. ΓΕΩΡΓΑΚΟΥ 5</text:p>
          </table:table-cell>
          <table:table-cell table:style-name="ce2" table:number-columns-repeated="2"/>
          <table:table-cell table:style-name="ce2" office:value-type="string">
            <text:p>ΘΕΣΣΑΛΟΝΙΚΗ</text:p>
          </table:table-cell>
          <table:table-cell table:style-name="ce2" office:value-type="string">
            <text:p>ΘΕΣΣΑΛΟΝΙΚΗΣ</text:p>
          </table:table-cell>
          <table:table-cell table:style-name="ce2" office:value-type="float" office:value="6977259668">
            <text:p>6977259668</text:p>
          </table:table-cell>
          <table:table-cell table:style-name="ce2" office:value-type="string">
            <text:p>ΠΩΛΗΤΗΣ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 table:number-rows-repeated="10484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12">12/01/2026</text:date>, <text:time>14:1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50S</meta:editing-duration>
    <meta:editing-cycles>3</meta:editing-cycles>
    <meta:generator>OpenOffice/4.1.16$Win32 OpenOffice.org_project/4116m3$Build-9816</meta:generator>
    <dc:date>2026-01-12T14:17:30.68</dc:date>
    <dc:creator>Ηλίας Οικονόμου</dc:creator>
    <meta:document-statistic meta:table-count="3" meta:cell-count="1111" meta:object-count="0"/>
    <meta:user-defined meta:name="Info 1"/>
    <meta:user-defined meta:name="Info 2"/>
    <meta:user-defined meta:name="Info 3"/>
    <meta:user-defined meta:name="Info 4"/>
  </office:meta>
</office:document-meta>
</file>